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6a32957010" style:family="table" style:master-page-name="ta-mp-0x7f6a32957010">
      <style:table-properties table:display="true" style:writing-mode="lr-tb"/>
    </style:style>
    <style:style style:name="ta-0x7f6a32957200" style:family="table" style:master-page-name="ta-mp-0x7f6a32957200">
      <style:table-properties table:display="true" style:writing-mode="lr-tb"/>
    </style:style>
    <style:style style:name="ta-0x7f6a329573f0" style:family="table" style:master-page-name="ta-mp-0x7f6a329573f0">
      <style:table-properties table:display="true" style:writing-mode="lr-tb"/>
    </style:style>
    <style:style style:name="ta-0x7f6a329575e0" style:family="table" style:master-page-name="ta-mp-0x7f6a329575e0">
      <style:table-properties table:display="true" style:writing-mode="lr-tb"/>
    </style:style>
    <style:style style:name="ta-0x7f6a329577d0" style:family="table" style:master-page-name="ta-mp-0x7f6a329577d0">
      <style:table-properties table:display="true" style:writing-mode="lr-tb"/>
    </style:style>
    <style:style style:name="ta-0x7f6a329579c0" style:family="table" style:master-page-name="ta-mp-0x7f6a32957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6a329745c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46e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481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493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4a6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44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60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a32974c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359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43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4b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60c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a32974d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51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54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4f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52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55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58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3da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37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57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60d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a329759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5c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0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5a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5e0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1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3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412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3c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2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60e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a329764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8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b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6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9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d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f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3b5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34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6e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60f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a419f6a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6e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71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6b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6f5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72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75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334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73ff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73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329611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a419f76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79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7d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77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7a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a419f7e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09.50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/>
    <style:style style:name="AROW-2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6a329fcd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a32a0287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a32a068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6a32957010" table:print="false">
        <office:forms form:automatic-focus="false" form:apply-design-mode="false">
          <form:form/>
        </office:forms>
        <table:table-column table:default-cell-style-name="ACE-0x7f6a32974498" table:style-name="ACOL-1"/>
        <table:table-column table:style-name="ACOL-0" table:number-columns-repeated="127"/>
        <table:table-row table:style-name="AROW-0">
          <table:table-cell table:style-name="ACE-0x7f6a329745c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6a329746e8" table:content-validation-name="VAL-0x7f6a329fcd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6a32974810" table:content-validation-name="VAL-0x7f6a32a0287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6a32974938" table:content-validation-name="VAL-0x7f6a32a06850" office:value-type="string">
            <text:p>verifyCategoryButton</text:p>
          </table:table-cell>
          <table:table-cell table:number-columns-repeated="127" table:style-name="Gnumeric-default"/>
        </table:table-row>
        <table:table-row table:style-name="AROW-0">
          <table:table-cell table:style-name="ACE-0x7f6a32974a6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1048568">
          <table:table-cell table:number-columns-repeated="128"/>
        </table:table-row>
        <table:table-row table:style-name="AROW-0" table:number-rows-repeated="3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6a32957200" table:print="false">
        <office:forms form:automatic-focus="false" form:apply-design-mode="false">
          <form:form/>
        </office:forms>
        <table:table-column table:default-cell-style-name="ACE-0x7f6a32974b88" table:style-name="ACOL-3"/>
        <table:table-column table:default-cell-style-name="ACE-0x7f6a32974b88" table:style-name="ACOL-4"/>
        <table:table-column table:default-cell-style-name="ACE-0x7f6a32974b88" table:style-name="ACOL-5"/>
        <table:table-column table:default-cell-style-name="ACE-0x7f6a32974b88" table:style-name="ACOL-6"/>
        <table:table-column table:default-cell-style-name="ACE-0x7f6a32974b88" table:style-name="ACOL-7" table:number-columns-repeated="2"/>
        <table:table-column table:default-cell-style-name="ACE-0x7f6a32974b88" table:style-name="ACOL-8"/>
        <table:table-column table:default-cell-style-name="ACE-0x7f6a32974b88" table:style-name="ACOL-9"/>
        <table:table-column table:default-cell-style-name="ACE-0x7f6a32960c70" table:style-name="ACOL-0" table:number-columns-repeated="120"/>
        <table:table-row table:style-name="AROW-0">
          <table:table-cell table:style-name="ACE-0x7f6a32974cb0" office:value-type="string">
            <text:p>User Name</text:p>
          </table:table-cell>
          <table:table-cell table:style-name="ACE-0x7f6a32974dd8" office:value-type="string">
            <text:p>Password</text:p>
          </table:table-cell>
          <table:table-cell table:style-name="ACE-0x7f6a32974f00" office:value-type="string">
            <text:p>SearchTextName</text:p>
          </table:table-cell>
          <table:table-cell table:number-columns-repeated="5" table:style-name="ACE-0x7f6a32974b88"/>
          <table:table-cell table:number-columns-repeated="120" table:style-name="ACE-0x7f6a32960c70"/>
        </table:table-row>
        <table:table-row table:style-name="AROW-0">
          <table:table-cell table:style-name="ACE-0x7f6a32973590" office:value-type="string">
            <text:p>testshopclue@sc.com</text:p>
          </table:table-cell>
          <table:table-cell table:style-name="ACE-0x7f6a32975150" office:value-type="float" office:value="123456">
            <text:p>123456</text:p>
          </table:table-cell>
          <table:table-cell table:style-name="ACE-0x7f6a32975278" office:value-type="string">
            <text:p>Shirt</text:p>
          </table:table-cell>
          <table:table-cell table:number-columns-repeated="5" table:style-name="ACE-0x7f6a32974b88"/>
          <table:table-cell table:number-columns-repeated="120" table:style-name="ACE-0x7f6a32960c70"/>
        </table:table-row>
        <table:table-row table:style-name="AROW-0">
          <table:table-cell table:style-name="ACE-0x7f6a32974370" office:value-type="string">
            <text:p>testshopclue@sc.com</text:p>
          </table:table-cell>
          <table:table-cell table:style-name="ACE-0x7f6a329754c8" office:value-type="float" office:value="123456">
            <text:p>123456</text:p>
          </table:table-cell>
          <table:table-cell table:style-name="ACE-0x7f6a329755f0"/>
          <table:table-cell table:number-columns-repeated="5" table:style-name="ACE-0x7f6a32974b88"/>
          <table:table-cell table:number-columns-repeated="120" table:style-name="ACE-0x7f6a32960c7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6a32960c7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6a329573f0" table:print="false">
        <office:forms form:automatic-focus="false" form:apply-design-mode="false">
          <form:form/>
        </office:forms>
        <table:table-column table:default-cell-style-name="ACE-0x7f6a32975718" table:style-name="ACOL-3"/>
        <table:table-column table:default-cell-style-name="ACE-0x7f6a32975718" table:style-name="ACOL-4"/>
        <table:table-column table:default-cell-style-name="ACE-0x7f6a32975718" table:style-name="ACOL-5"/>
        <table:table-column table:default-cell-style-name="ACE-0x7f6a32975718" table:style-name="ACOL-6"/>
        <table:table-column table:default-cell-style-name="ACE-0x7f6a32975718" table:style-name="ACOL-7" table:number-columns-repeated="2"/>
        <table:table-column table:default-cell-style-name="ACE-0x7f6a32975718" table:style-name="ACOL-8"/>
        <table:table-column table:default-cell-style-name="ACE-0x7f6a32975718" table:style-name="ACOL-9"/>
        <table:table-column table:default-cell-style-name="ACE-0x7f6a32960d98" table:style-name="ACOL-0" table:number-columns-repeated="120"/>
        <table:table-row table:style-name="AROW-0">
          <table:table-cell table:style-name="ACE-0x7f6a32975840" office:value-type="string">
            <text:p>User Name</text:p>
          </table:table-cell>
          <table:table-cell table:style-name="ACE-0x7f6a32975968" office:value-type="string">
            <text:p>Password</text:p>
          </table:table-cell>
          <table:table-cell table:style-name="ACE-0x7f6a32975a90" office:value-type="string">
            <text:p>SearchTextName</text:p>
          </table:table-cell>
          <table:table-cell table:number-columns-repeated="5" table:style-name="ACE-0x7f6a32975718"/>
          <table:table-cell table:number-columns-repeated="120" table:style-name="ACE-0x7f6a32960d98"/>
        </table:table-row>
        <table:table-row table:style-name="AROW-0">
          <table:table-cell table:style-name="ACE-0x7f6a32973da8" office:value-type="string">
            <text:p>testshopclue@sc.com</text:p>
          </table:table-cell>
          <table:table-cell table:style-name="ACE-0x7f6a32975ce0" office:value-type="float" office:value="123456">
            <text:p>123456</text:p>
          </table:table-cell>
          <table:table-cell table:style-name="ACE-0x7f6a32975e08" office:value-type="string">
            <text:p>Shirt</text:p>
          </table:table-cell>
          <table:table-cell table:number-columns-repeated="5" table:style-name="ACE-0x7f6a32975718"/>
          <table:table-cell table:number-columns-repeated="120" table:style-name="ACE-0x7f6a32960d98"/>
        </table:table-row>
        <table:table-row table:style-name="AROW-0">
          <table:table-cell table:style-name="ACE-0x7f6a329737e0" office:value-type="string">
            <text:p>testshopclue@sc.com</text:p>
          </table:table-cell>
          <table:table-cell table:style-name="ACE-0x7f6a32976058" office:value-type="float" office:value="123456">
            <text:p>123456</text:p>
          </table:table-cell>
          <table:table-cell table:style-name="ACE-0x7f6a32976180"/>
          <table:table-cell table:number-columns-repeated="5" table:style-name="ACE-0x7f6a32975718"/>
          <table:table-cell table:number-columns-repeated="120" table:style-name="ACE-0x7f6a32960d9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6a32960d9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6a329575e0" table:print="false">
        <office:forms form:automatic-focus="false" form:apply-design-mode="false">
          <form:form/>
        </office:forms>
        <table:table-column table:default-cell-style-name="ACE-0x7f6a329762a8" table:style-name="ACOL-3"/>
        <table:table-column table:default-cell-style-name="ACE-0x7f6a329762a8" table:style-name="ACOL-4"/>
        <table:table-column table:default-cell-style-name="ACE-0x7f6a329762a8" table:style-name="ACOL-5"/>
        <table:table-column table:default-cell-style-name="ACE-0x7f6a329762a8" table:style-name="ACOL-6"/>
        <table:table-column table:default-cell-style-name="ACE-0x7f6a329762a8" table:style-name="ACOL-7" table:number-columns-repeated="2"/>
        <table:table-column table:default-cell-style-name="ACE-0x7f6a329762a8" table:style-name="ACOL-8"/>
        <table:table-column table:default-cell-style-name="ACE-0x7f6a329762a8" table:style-name="ACOL-9"/>
        <table:table-column table:default-cell-style-name="ACE-0x7f6a32960ec0" table:style-name="ACOL-0" table:number-columns-repeated="120"/>
        <table:table-row table:style-name="AROW-0">
          <table:table-cell table:style-name="ACE-0x7f6a329763d0" office:value-type="string">
            <text:p>User Name</text:p>
          </table:table-cell>
          <table:table-cell table:style-name="ACE-0x7f6a329764f8" office:value-type="string">
            <text:p>Password</text:p>
          </table:table-cell>
          <table:table-cell table:style-name="ACE-0x7f6a32976620" office:value-type="string">
            <text:p>SearchTextName</text:p>
          </table:table-cell>
          <table:table-cell table:number-columns-repeated="5" table:style-name="ACE-0x7f6a329762a8"/>
          <table:table-cell table:number-columns-repeated="120" table:style-name="ACE-0x7f6a32960ec0"/>
        </table:table-row>
        <table:table-row table:style-name="AROW-0">
          <table:table-cell table:style-name="ACE-0x7f6a32974120" office:value-type="string">
            <text:p>testshopclue@sc.com</text:p>
          </table:table-cell>
          <table:table-cell table:style-name="ACE-0x7f6a32976870" office:value-type="float" office:value="123456">
            <text:p>123456</text:p>
          </table:table-cell>
          <table:table-cell table:style-name="ACE-0x7f6a32976998" office:value-type="string">
            <text:p>Shirt</text:p>
          </table:table-cell>
          <table:table-cell table:number-columns-repeated="5" table:style-name="ACE-0x7f6a329762a8"/>
          <table:table-cell table:number-columns-repeated="120" table:style-name="ACE-0x7f6a32960ec0"/>
        </table:table-row>
        <table:table-row table:style-name="AROW-0">
          <table:table-cell table:style-name="ACE-0x7f6a32973c80" office:value-type="string">
            <text:p>testshopclue@sc.com</text:p>
          </table:table-cell>
          <table:table-cell table:style-name="ACE-0x7f6a32976be8" office:value-type="float" office:value="123456">
            <text:p>123456</text:p>
          </table:table-cell>
          <table:table-cell table:style-name="ACE-0x7f6a32976d10"/>
          <table:table-cell table:number-columns-repeated="5" table:style-name="ACE-0x7f6a329762a8"/>
          <table:table-cell table:number-columns-repeated="120" table:style-name="ACE-0x7f6a32960ec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6a32960ec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6a329577d0" table:print="false">
        <office:forms form:automatic-focus="false" form:apply-design-mode="false">
          <form:form/>
        </office:forms>
        <table:table-column table:default-cell-style-name="ACE-0x7f6a32976e38" table:style-name="ACOL-3"/>
        <table:table-column table:default-cell-style-name="ACE-0x7f6a32976e38" table:style-name="ACOL-4"/>
        <table:table-column table:default-cell-style-name="ACE-0x7f6a32976e38" table:style-name="ACOL-5"/>
        <table:table-column table:default-cell-style-name="ACE-0x7f6a32976e38" table:style-name="ACOL-6"/>
        <table:table-column table:default-cell-style-name="ACE-0x7f6a32976e38" table:style-name="ACOL-7" table:number-columns-repeated="2"/>
        <table:table-column table:default-cell-style-name="ACE-0x7f6a32976e38" table:style-name="ACOL-8"/>
        <table:table-column table:default-cell-style-name="ACE-0x7f6a32976e38" table:style-name="ACOL-9"/>
        <table:table-column table:default-cell-style-name="ACE-0x7f6a32960fe8" table:style-name="ACOL-0" table:number-columns-repeated="120"/>
        <table:table-row table:style-name="AROW-0">
          <table:table-cell table:style-name="ACE-0x7f6a32976f60" office:value-type="string">
            <text:p>User Name</text:p>
          </table:table-cell>
          <table:table-cell table:style-name="ACE-0x7f6a419f6ab8" office:value-type="string">
            <text:p>Password</text:p>
          </table:table-cell>
          <table:table-cell table:style-name="ACE-0x7f6a419f6be0" office:value-type="string">
            <text:p>SearchTextName</text:p>
          </table:table-cell>
          <table:table-cell table:number-columns-repeated="5" table:style-name="ACE-0x7f6a32976e38"/>
          <table:table-cell table:number-columns-repeated="120" table:style-name="ACE-0x7f6a32960fe8"/>
        </table:table-row>
        <table:table-row table:style-name="AROW-0">
          <table:table-cell table:style-name="ACE-0x7f6a32973b58" office:value-type="string">
            <text:p>testshopclue@sc.com</text:p>
          </table:table-cell>
          <table:table-cell table:style-name="ACE-0x7f6a419f6e30" office:value-type="float" office:value="123456">
            <text:p>123456</text:p>
          </table:table-cell>
          <table:table-cell table:style-name="ACE-0x7f6a419f6f58" office:value-type="string">
            <text:p>Shirt</text:p>
          </table:table-cell>
          <table:table-cell table:number-columns-repeated="5" table:style-name="ACE-0x7f6a32976e38"/>
          <table:table-cell table:number-columns-repeated="120" table:style-name="ACE-0x7f6a32960fe8"/>
        </table:table-row>
        <table:table-row table:style-name="AROW-0">
          <table:table-cell table:style-name="ACE-0x7f6a32973468" office:value-type="string">
            <text:p>testshopclue@sc.com</text:p>
          </table:table-cell>
          <table:table-cell table:style-name="ACE-0x7f6a419f71a8" office:value-type="float" office:value="123456">
            <text:p>123456</text:p>
          </table:table-cell>
          <table:table-cell table:style-name="ACE-0x7f6a419f72d0"/>
          <table:table-cell table:number-columns-repeated="5" table:style-name="ACE-0x7f6a32976e38"/>
          <table:table-cell table:number-columns-repeated="120" table:style-name="ACE-0x7f6a32960fe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6a32960fe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6a329579c0" table:print="false">
        <office:forms form:automatic-focus="false" form:apply-design-mode="false">
          <form:form/>
        </office:forms>
        <table:table-column table:default-cell-style-name="ACE-0x7f6a419f73f8" table:style-name="ACOL-3"/>
        <table:table-column table:default-cell-style-name="ACE-0x7f6a419f73f8" table:style-name="ACOL-4"/>
        <table:table-column table:default-cell-style-name="ACE-0x7f6a419f73f8" table:style-name="ACOL-5"/>
        <table:table-column table:default-cell-style-name="ACE-0x7f6a419f73f8" table:style-name="ACOL-6"/>
        <table:table-column table:default-cell-style-name="ACE-0x7f6a419f73f8" table:style-name="ACOL-7" table:number-columns-repeated="2"/>
        <table:table-column table:default-cell-style-name="ACE-0x7f6a419f73f8" table:style-name="ACOL-8"/>
        <table:table-column table:default-cell-style-name="ACE-0x7f6a419f73f8" table:style-name="ACOL-9"/>
        <table:table-column table:default-cell-style-name="ACE-0x7f6a32961110" table:style-name="ACOL-0" table:number-columns-repeated="120"/>
        <table:table-row table:style-name="AROW-0">
          <table:table-cell table:style-name="ACE-0x7f6a419f7520" office:value-type="string">
            <text:p>User Name</text:p>
          </table:table-cell>
          <table:table-cell table:style-name="ACE-0x7f6a419f7648" office:value-type="string">
            <text:p>Password</text:p>
          </table:table-cell>
          <table:table-cell table:style-name="ACE-0x7f6a419f7770" office:value-type="string">
            <text:p>SearchTextName</text:p>
          </table:table-cell>
          <table:table-cell table:number-columns-repeated="5" table:style-name="ACE-0x7f6a419f73f8"/>
          <table:table-cell table:number-columns-repeated="120" table:style-name="ACE-0x7f6a32961110"/>
        </table:table-row>
        <table:table-row table:style-name="AROW-0">
          <table:table-cell table:style-name="ACE-0x7f6a32973340" office:value-type="string">
            <text:p>testshopclue@sc.com</text:p>
          </table:table-cell>
          <table:table-cell table:style-name="ACE-0x7f6a419f79c0" office:value-type="float" office:value="123456">
            <text:p>123456</text:p>
          </table:table-cell>
          <table:table-cell table:style-name="ACE-0x7f6a419f7ae8" office:value-type="string">
            <text:p>Shirt</text:p>
          </table:table-cell>
          <table:table-cell table:number-columns-repeated="5" table:style-name="ACE-0x7f6a419f73f8"/>
          <table:table-cell table:number-columns-repeated="120" table:style-name="ACE-0x7f6a32961110"/>
        </table:table-row>
        <table:table-row table:style-name="AROW-0">
          <table:table-cell table:style-name="ACE-0x7f6a32973ff8" office:value-type="string">
            <text:p>testshopclue@sc.com</text:p>
          </table:table-cell>
          <table:table-cell table:style-name="ACE-0x7f6a419f7d38" office:value-type="float" office:value="123456">
            <text:p>123456</text:p>
          </table:table-cell>
          <table:table-cell table:style-name="ACE-0x7f6a419f7e60"/>
          <table:table-cell table:number-columns-repeated="5" table:style-name="ACE-0x7f6a419f73f8"/>
          <table:table-cell table:number-columns-repeated="120" table:style-name="ACE-0x7f6a3296111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6a3296111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6a32971e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a3296e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a329409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a37100e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a3b65a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a3b7038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6a32957010" style:display-name="TestCase" style:page-layout-name="pl-0x7f6a32971e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a32957200" style:display-name="AQA1_TestData" style:page-layout-name="pl-0x7f6a3296e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a329573f0" style:display-name="AQA2_TestData" style:page-layout-name="pl-0x7f6a329409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a329575e0" style:display-name="AQA3_TestData" style:page-layout-name="pl-0x7f6a37100e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a329577d0" style:display-name="AQA4_TestData" style:page-layout-name="pl-0x7f6a3b65a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a329579c0" style:display-name="AQA5_TestData" style:page-layout-name="pl-0x7f6a3b7038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5:20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